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8.227cm"/>
    </style:style>
    <style:style style:name="co11" style:family="table-column">
      <style:table-column-properties fo:break-before="auto" style:column-width="5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4.837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2.718cm" fo:break-before="auto" style:use-optimal-row-height="true"/>
    </style:style>
    <style:style style:name="ro8" style:family="table-row">
      <style:table-row-properties style:row-height="0.619cm" fo:break-before="auto" style:use-optimal-row-height="true"/>
    </style:style>
    <style:style style:name="ro9" style:family="table-row">
      <style:table-row-properties style:row-height="1.134cm" fo:break-before="auto" style:use-optimal-row-height="true"/>
    </style:style>
    <style:style style:name="ro10" style:family="table-row">
      <style:table-row-properties style:row-height="1.926cm" fo:break-before="auto" style:use-optimal-row-height="true"/>
    </style:style>
    <style:style style:name="ro11" style:family="table-row">
      <style:table-row-properties style:row-height="2.203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2.947cm" fo:break-before="auto" style:use-optimal-row-height="true"/>
    </style:style>
    <style:style style:name="ro14" style:family="table-row">
      <style:table-row-properties style:row-height="3.766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4.302cm" fo:break-before="auto" style:use-optimal-row-height="true"/>
    </style:style>
    <style:style style:name="ro17" style:family="table-row">
      <style:table-row-properties style:row-height="2.9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104cm" fo:break-before="auto" style:use-optimal-row-height="true"/>
    </style:style>
    <style:style style:name="ro2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4" style:family="table-cell" style:parent-style-name="Default">
      <style:text-properties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1-19">
            <text:p>19.01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n</text:span> as new statename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n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specification of state <text:span text:style-name="T12">LightOff</text:span>:</text:p>
            <text:p/>
            <text:p>Entry / light = false;</text:p>
            <text:p/>
            <text:p><text:span text:style-name="T6">Enter following code in statespecification of state </text:span><text:span text:style-name="T13">LightOn</text:span><text:span text:style-name="T6">:</text:span></text:p>
            <text:p><text:span text:style-name="T6"/></text:p>
            <text:p><text:span text:style-name="T6">Entry / light = true;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<text:span text:style-name="T12">K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9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1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green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/>
          <table:table-cell table:style-name="ce29"/>
          <table:table-cell table:style-name="ce22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8"/>
          <table:table-cell table:style-name="ce22" table:number-columns-repeated="3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3">
          <table:table-cell table:style-name="ce6" office:value-type="string">
            <text:p>T5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</table:table-cell>
          <table:table-cell table:style-name="ce20" office:value-type="string">
            <text:p>Error marker on transition with keypress error (Couldn't resolve reference to event 'keypress')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5.2</text:p>
          </table:table-cell>
          <table:table-cell table:style-name="ce6" office:value-type="string">
            <text:p>Set qualified event</text:p>
          </table:table-cell>
          <table:table-cell table:style-name="ce6" office:value-type="string">
            <text:p>T5.1</text:p>
          </table:table-cell>
          <table:table-cell table:style-name="ce20" office:value-type="string">
            <text:p>Select transition with <text:span text:style-name="T12">keypress</text:span> trigger</text:p>
            <text:p>Enter an A. before <text:span text:style-name="T12">keypress</text:span> to qualify the event</text:p>
          </table:table-cell>
          <table:table-cell table:style-name="ce20" office:value-type="string">
            <text:p>The error on transition is fix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4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30" office:value-type="string">
            <text:p>T6.2</text:p>
          </table:table-cell>
          <table:table-cell table:style-name="ce30" office:value-type="string">
            <text:p>Create another statechart</text:p>
          </table:table-cell>
          <table:table-cell table:style-name="ce30" office:value-type="string">
            <text:p>T6.1</text:p>
          </table:table-cell>
          <table:table-cell table:style-name="ce31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2" office:value-type="string">
            <text:p>A new statechart OtherStatechart with two interfaces created 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6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in the state specification and press CTRL+Space</text:p>
          </table:table-cell>
          <table:table-cell table:style-name="ce24" office:value-type="string">
            <text:p>Only following proposals should be displayed:</text:p>
            <text:p>- keypress – Staircase.A.keypress</text:p>
            <text:p>- keypress – Staircase.B.keypress</text:p>
            <text:p>- #</text:p>
            <text:p>- [</text:p>
            <text:p>- after</text:p>
            <text:p>- always</text:p>
            <text:p>- default</text:p>
            <text:p>- else</text:p>
            <text:p>- entry</text:p>
            <text:p>- entrypoint</text:p>
            <text:p>- every</text:p>
            <text:p>- exit</text:p>
            <text:p>- exitpoint</text:p>
            <text:p>- oncycle</text:p>
            <text:p>-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keypress – Staircase.A.keypress</text:span></text:p>
            <text:p><text:span text:style-name="T16">- keypress – Staircase.B.keypress</text:span></text:p>
            <text:p><text:span text:style-name="T16">- #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ntry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#</text:span></text:p>
            <text:p><text:span text:style-name="T16">- ,</text:span></text:p>
            <text:p><text:span text:style-name="T16">- /</text:span></text:p>
            <text:p><text:span text:style-name="T16">- [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8">
          <table:table-cell table:style-name="ce30" office:value-type="string">
            <text:p>T7.1</text:p>
          </table:table-cell>
          <table:table-cell table:style-name="ce35" office:value-type="string">
            <text:p>Create Xpand Generator</text:p>
          </table:table-cell>
          <table:table-cell table:style-name="ce35" office:value-type="string">
            <text:p>T2.6</text:p>
            <text:p>Xpand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2" office:value-type="string">
            <text:p>Project TestProject.generator.xpand created in workspace</text:p>
            <text:p/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5">
          <table:table-cell table:style-name="ce6" office:value-type="string">
            <text:p>T7.2</text:p>
          </table:table-cell>
          <table:table-cell table:style-name="ce35" office:value-type="string">
            <text:p>Create Xtend2/Java Generator</text:p>
          </table:table-cell>
          <table:table-cell table:style-name="ce35" office:value-type="string">
            <text:p>T2.6</text:p>
            <text:p>Xtext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2" office:value-type="string">
            <text:p>TestProject.generator.xtend created in workspace</text:p>
            <text:p/>
          </table:table-cell>
          <table:table-cell table:style-name="ce31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9">
          <table:table-cell table:style-name="ce30" office:value-type="string">
            <text:p>T8.1</text:p>
          </table:table-cell>
          <table:table-cell table:style-name="ce35" office:value-type="string">
            <text:p>Create Generator Model</text:p>
            <text:p>for Java</text:p>
          </table:table-cell>
          <table:table-cell table:style-name="ce30" office:value-type="string">
            <text:p>T2.6</text:p>
          </table:table-cell>
          <table:table-cell table:style-name="ce31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2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30" office:value-type="string">
            <text:p>T8.1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1</text:p>
          </table:table-cell>
          <table:table-cell table:style-name="ce31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2" office:value-type="string">
            <text:p>Folder <text:span text:style-name="T12">src-gen-java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9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30" office:value-type="string">
            <text:p>T8.2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2" office:value-type="string">
            <text:p>Folder <text:span text:style-name="T12">src-gen-c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9">
          <table:table-cell table:style-name="ce6" office:value-type="string">
            <text:p>T8.3</text:p>
          </table:table-cell>
          <table:table-cell table:style-name="ce6" office:value-type="string"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30" office:value-type="string">
            <text:p>T8.3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2" office:value-type="string">
            <text:p>Folder <text:span text:style-name="T12">src-gen-cpp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9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0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3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0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3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19.01.2012</text:date>, <text:time>10:3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01-19T10:32:02</dc:date>
    <dc:creator>Markus Mühlbrandt</dc:creator>
    <meta:editing-duration>PT16H18M26S</meta:editing-duration>
    <meta:editing-cycles>133</meta:editing-cycles>
    <meta:generator>LibreOffice/3.4$Unix LibreOffice_project/340m1$Build-402</meta:generator>
    <meta:printed-by>Markus Mühlbrandt</meta:printed-by>
    <meta:print-date>2012-01-16T13:17:33</meta:print-date>
    <meta:document-statistic meta:table-count="9" meta:cell-count="380" meta:object-count="0"/>
  </office:meta>
</office:document-meta>
</file>